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2" draw:layer="layout" svg:width="7cm" svg:height="7.5cm" svg:x="2.347cm" svg:y="1.178cm">
          <text:p text:style-name="P1">Layout</text:p>
        </draw:rect>
        <draw:rect draw:style-name="gr2" draw:text-style-name="P2" draw:id="id4" draw:layer="layout" svg:width="6cm" svg:height="1cm" svg:x="2.847cm" svg:y="2.178cm">
          <text:p text:style-name="P1">Titel</text:p>
        </draw:rect>
        <draw:rect draw:style-name="gr2" draw:text-style-name="P2" draw:id="id5" draw:layer="layout" svg:width="6cm" svg:height="1cm" svg:x="2.847cm" svg:y="3.678cm">
          <text:p text:style-name="P1">Navigation</text:p>
        </draw:rect>
        <draw:rect draw:style-name="gr2" draw:text-style-name="P2" draw:id="id6" draw:layer="layout" svg:width="6cm" svg:height="3cm" svg:x="2.847cm" svg:y="5.178cm">
          <text:p text:style-name="P1">Inhalt</text:p>
        </draw:rect>
        <draw:frame draw:style-name="gr3" draw:id="id1" draw:layer="layout" svg:width="3.148cm" svg:height="0.963cm" svg:x="12.347cm" svg:y="8.715cm">
          <draw:text-box>
            <text:p text:style-name="P3">Template</text:p>
          </draw:text-box>
        </draw:frame>
        <draw:frame draw:style-name="gr3" draw:id="id3" draw:layer="layout" svg:width="4.795cm" svg:height="0.963cm" svg:x="10.847cm" svg:y="3.715cm">
          <draw:text-box>
            <text:p text:style-name="P3">Variable Felder</text:p>
          </draw:text-box>
        </draw:frame>
        <draw:connector draw:style-name="gr4" draw:text-style-name="P2" draw:layer="layout" svg:x1="12.347cm" svg:y1="9.196cm" svg:x2="5.847cm" svg:y2="8.678cm" draw:start-shape="id1" draw:start-glue-point="3" draw:end-shape="id2" draw:end-glue-point="2">
          <text:p text:style-name="P3"/>
        </draw:connector>
        <draw:connector draw:style-name="gr4" draw:text-style-name="P2" draw:layer="layout" svg:x1="10.847cm" svg:y1="4.196cm" svg:x2="8.847cm" svg:y2="2.678cm" draw:start-shape="id3" draw:start-glue-point="3" draw:end-shape="id4" draw:end-glue-point="1">
          <text:p text:style-name="P3"/>
        </draw:connector>
        <draw:connector draw:style-name="gr4" draw:text-style-name="P2" draw:layer="layout" svg:x1="8.847cm" svg:y1="4.178cm" svg:x2="10.847cm" svg:y2="4.196cm" draw:start-shape="id5" draw:start-glue-point="1" draw:end-shape="id3" draw:end-glue-point="3">
          <text:p text:style-name="P3"/>
        </draw:connector>
        <draw:connector draw:style-name="gr4" draw:text-style-name="P2" draw:layer="layout" svg:x1="8.847cm" svg:y1="6.678cm" svg:x2="10.847cm" svg:y2="4.196cm" draw:start-shape="id6" draw:start-glue-point="1" draw:end-shape="id3" draw:end-glue-point="3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78cm" fo:margin-bottom="1.197cm" fo:margin-left="0.347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79$Win32 OpenOffice.org_project/680m79$Build-8876$CWS-ooo20beta</meta:generator>
    <meta:initial-creator>Thomas Wittek</meta:initial-creator>
    <meta:creation-date>2005-04-06T21:11:44</meta:creation-date>
    <dc:creator>Thomas Wittek</dc:creator>
    <dc:date>2005-04-06T21:15:59</dc:date>
    <dc:language>de-DE</dc:language>
    <meta:editing-cycles>2</meta:editing-cycles>
    <meta:editing-duration>PT4M15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